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25in" fo:text-indent="0in" style:auto-text-indent="false"/>
    </style:style>
    <style:style style:name="P2" style:family="paragraph" style:parent-style-name="Plain_20_Text">
      <style:paragraph-properties fo:line-height="150%"/>
    </style:style>
    <style:style style:name="P3" style:family="paragraph" style:parent-style-name="Plain_20_Text">
      <style:paragraph-properties fo:line-height="150%">
        <style:tab-stops>
          <style:tab-stop style:position="0.3752in"/>
        </style:tab-stops>
      </style:paragraph-properties>
    </style:style>
    <style:style style:name="P4" style:family="paragraph" style:parent-style-name="Plain_20_Text">
      <style:paragraph-properties fo:line-height="150%"/>
      <style:text-properties style:font-name="AssyrianDictionary" fo:font-size="12pt" fo:language="pl" fo:country="PL" fo:font-weight="bold" style:font-size-asian="12pt" style:font-weight-asian="bold"/>
    </style:style>
    <style:style style:name="P5" style:family="paragraph" style:parent-style-name="Plain_20_Text">
      <style:paragraph-properties fo:line-height="150%"/>
      <style:text-properties style:font-name="AssyrianDictionary" fo:font-size="12pt" fo:language="pl" fo:country="PL" style:font-size-asian="12pt"/>
    </style:style>
    <style:style style:name="P6" style:family="paragraph" style:parent-style-name="Plain_20_Text">
      <style:paragraph-properties fo:line-height="150%">
        <style:tab-stops>
          <style:tab-stop style:position="0.3752in"/>
        </style:tab-stops>
      </style:paragraph-properties>
      <style:text-properties style:font-name="AssyrianDictionary" fo:font-size="12pt" fo:language="pl" fo:country="PL" style:font-size-asian="12pt"/>
    </style:style>
    <style:style style:name="P7" style:family="paragraph" style:parent-style-name="Plain_20_Text">
      <style:paragraph-properties fo:line-height="150%"/>
      <style:text-properties style:font-name="AssyrianDictionary" fo:font-size="12pt" style:font-size-asian="12pt"/>
    </style:style>
    <style:style style:name="P8" style:family="paragraph" style:parent-style-name="Plain_20_Text">
      <style:paragraph-properties fo:line-height="150%">
        <style:tab-stops>
          <style:tab-stop style:position="0.3752in"/>
        </style:tab-stops>
      </style:paragraph-properties>
      <style:text-properties style:font-name="AssyrianDictionary" fo:font-size="12pt" style:font-size-asian="12pt"/>
    </style:style>
    <style:style style:name="P9" style:family="paragraph" style:parent-style-name="Plain_20_Text">
      <style:paragraph-properties fo:line-height="150%"/>
      <style:text-properties style:font-name="AssyrianDictionary" fo:font-size="12pt" fo:font-style="italic" style:font-size-asian="12pt" style:font-style-asian="italic"/>
    </style:style>
    <style:style style:name="P10"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11" style:family="paragraph" style:parent-style-name="Plain_20_Text">
      <style:paragraph-properties fo:line-height="150%"/>
      <style:text-properties fo:font-variant="small-caps" style:font-name="AssyrianDictionary" fo:font-size="12pt" fo:language="pl" fo:country="PL" fo:font-weight="bold" style:font-size-asian="12pt" style:font-weight-asian="bold"/>
    </style:style>
    <style:style style:name="P12" style:family="paragraph" style:parent-style-name="Plain_20_Text">
      <style:paragraph-properties fo:margin-left="0in" fo:margin-right="0in" fo:line-height="150%" fo:text-indent="0.25in" style:auto-text-indent="false"/>
    </style:style>
    <style:style style:name="P13" style:family="paragraph" style:parent-style-name="Plain_20_Text">
      <style:paragraph-properties fo:margin-left="0in" fo:margin-right="0in" fo:line-height="150%" fo:text-indent="0.25in" style:auto-text-indent="false"/>
      <style:text-properties style:font-name="AssyrianDictionary" fo:font-size="12pt" style:font-size-asian="12pt"/>
    </style:style>
    <style:style style:name="P14" style:family="paragraph" style:parent-style-name="Plain_20_Text">
      <style:paragraph-properties fo:margin-left="0in" fo:margin-right="0in" fo:line-height="150%" fo:text-indent="0.25in" style:auto-text-indent="false"/>
      <style:text-properties fo:font-variant="small-caps" style:font-name="AssyrianDictionary" fo:font-size="12pt" fo:font-weight="bold" style:font-size-asian="12pt" style:font-weight-asian="bold"/>
    </style:style>
    <style:style style:name="P15" style:family="paragraph" style:parent-style-name="Plain_20_Text" style:master-page-name="Standard">
      <style:paragraph-properties fo:line-height="150%" fo:text-align="center" style:justify-single-word="false" style:page-number="auto"/>
    </style:style>
    <style:style style:name="T1" style:family="text">
      <style:text-properties style:font-name="AssyrianDictionary" fo:font-size="12pt" fo:font-weight="bold" style:font-size-asian="12pt" style:font-weight-asian="bold"/>
    </style:style>
    <style:style style:name="T2" style:family="text">
      <style:text-properties style:font-name="AssyrianDictionary" fo:font-size="12pt" fo:language="pl" fo:country="PL" fo:font-weight="bold" style:font-size-asian="12pt" style:font-weight-asian="bold"/>
    </style:style>
    <style:style style:name="T3" style:family="text">
      <style:text-properties style:font-name="AssyrianDictionary" fo:font-size="12pt" fo:language="pl" fo:country="PL" style:font-size-asian="12pt"/>
    </style:style>
    <style:style style:name="T4" style:family="text">
      <style:text-properties style:font-name="AssyrianDictionary" fo:font-size="12pt" fo:language="pl" fo:country="PL" style:font-size-asian="12pt" style:font-style-complex="italic"/>
    </style:style>
    <style:style style:name="T5" style:family="text">
      <style:text-properties style:font-name="AssyrianDictionary" fo:font-size="12pt" fo:language="pl" fo:country="PL" fo:font-style="italic" style:font-size-asian="12pt" style:font-style-asian="italic"/>
    </style:style>
    <style:style style:name="T6" style:family="text">
      <style:text-properties style:font-name="AssyrianDictionary" fo:font-size="12pt" fo:language="pl" fo:country="PL" fo:font-style="italic" style:font-size-asian="12pt" style:font-style-asian="italic" style:font-style-complex="italic"/>
    </style:style>
    <style:style style:name="T7" style:family="text">
      <style:text-properties style:font-name="AssyrianDictionary" fo:font-size="12pt" style:font-size-asian="12pt"/>
    </style:style>
    <style:style style:name="T8" style:family="text">
      <style:text-properties style:font-name="AssyrianDictionary" fo:font-size="12pt" style:font-size-asian="12pt" style:font-name-complex="Courier New" style:font-size-complex="11pt"/>
    </style:style>
    <style:style style:name="T9" style:family="text">
      <style:text-properties style:font-name="AssyrianDictionary" fo:font-size="12pt" style:font-size-asian="12pt" style:font-size-complex="12pt"/>
    </style:style>
    <style:style style:name="T10" style:family="text">
      <style:text-properties style:font-name="AssyrianDictionary" fo:font-size="12pt" style:font-size-asian="12pt" style:font-weight-complex="bold"/>
    </style:style>
    <style:style style:name="T11" style:family="text">
      <style:text-properties style:font-name="AssyrianDictionary" fo:font-size="12pt" style:font-size-asian="12pt" style:font-size-complex="11pt"/>
    </style:style>
    <style:style style:name="T12" style:family="text">
      <style:text-properties style:font-name="AssyrianDictionary" fo:font-size="12pt" fo:font-style="italic" style:font-size-asian="12pt" style:font-style-asian="italic"/>
    </style:style>
    <style:style style:name="T13" style:family="text">
      <style:text-properties style:font-name="AssyrianDictionary" fo:font-size="12pt" fo:font-style="italic" style:font-size-asian="12pt" style:font-style-asian="italic" style:font-style-complex="italic"/>
    </style:style>
    <style:style style:name="T14" style:family="text">
      <style:text-properties style:font-name="AssyrianDictionary" fo:font-size="12pt" fo:font-style="italic" style:font-size-asian="12pt" style:font-style-asian="italic" style:font-size-complex="12pt"/>
    </style:style>
    <style:style style:name="T15" style:family="text">
      <style:text-properties style:font-name="AssyrianDictionary" fo:font-size="12pt" fo:letter-spacing="0.0138in" style:font-size-asian="12pt"/>
    </style:style>
    <style:style style:name="T16" style:family="text">
      <style:text-properties style:font-name="AssyrianDictionary" fo:font-size="12pt" fo:letter-spacing="0.0138in" style:font-size-asian="12pt" style:font-name-complex="Courier New" style:font-size-complex="11pt"/>
    </style:style>
    <style:style style:name="T17" style:family="text">
      <style:text-properties style:font-name="AssyrianDictionary" fo:font-size="12pt" fo:letter-spacing="0.0138in" style:font-size-asian="12pt" style:font-size-complex="11pt"/>
    </style:style>
    <style:style style:name="T18" style:family="text">
      <style:text-properties fo:language="pl" fo:country="PL"/>
    </style:style>
    <style:style style:name="T19" style:family="text">
      <style:text-properties style:text-position="sub 58%" style:font-name="AssyrianDictionary" fo:font-size="12pt" style:font-size-asian="12pt"/>
    </style:style>
    <style:style style:name="T20" style:family="text">
      <style:text-properties style:text-position="sub 58%" style:font-name="AssyrianDictionary" fo:font-size="12pt" fo:language="pl" fo:country="PL" style:font-size-asian="12pt"/>
    </style:style>
    <style:style style:name="T21" style:family="text">
      <style:text-properties style:text-position="sub 58%" style:font-name="AssyrianDictionary" fo:font-size="12pt" fo:letter-spacing="0.0138in" style:font-size-asian="12pt" style:font-name-complex="Courier New" style:font-size-complex="11pt"/>
    </style:style>
    <style:style style:name="T22" style:family="text">
      <style:text-properties style:text-position="sub 58%" style:font-name="AssyrianDictionary" fo:font-size="12pt" fo:letter-spacing="0.0138in" style:font-size-asian="12pt" style:font-size-complex="11pt"/>
    </style:style>
    <style:style style:name="T23" style:family="text">
      <style:text-properties style:text-position="super 58%" style:font-name="AssyrianDictionary" fo:font-size="12pt" style:font-size-asian="12pt"/>
    </style:style>
    <style:style style:name="T24" style:family="text">
      <style:text-properties style:text-position="super 58%" style:font-name="AssyrianDictionary" fo:font-size="12pt" fo:language="pl" fo:country="PL" style:font-size-asian="12pt"/>
    </style:style>
    <style:style style:name="T25" style:family="text">
      <style:text-properties style:text-position="super 58%" style:font-name="AssyrianDictionary" fo:font-size="12pt" fo:letter-spacing="0.0138in" style:font-size-asian="12pt" style:font-name-complex="Courier New" style:font-size-complex="11pt"/>
    </style:style>
    <style:style style:name="T26" style:family="text">
      <style:text-properties style:text-position="super 58%" style:font-name="AssyrianDictionary" fo:font-size="12pt" fo:letter-spacing="0.0138in" style:font-size-asian="12pt" style:font-size-complex="11pt"/>
    </style:style>
    <style:style style:name="T27" style:family="text">
      <style:text-properties style:font-name="Times New Roman" fo:font-size="12pt" fo:font-style="italic" style:font-size-asian="12pt" style:font-style-asian="italic"/>
    </style:style>
    <style:style style:name="T28" style:family="text">
      <style:text-properties style:font-name="Times New Roman" fo:font-size="12pt" style:font-size-asian="12pt"/>
    </style:style>
    <style:style style:name="T29" style:family="text">
      <style:text-properties fo:color="#ff0000" style:font-name="AssyrianDictionary" fo:font-size="12pt" style:font-size-asian="12pt"/>
    </style:style>
    <style:style style:name="T3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10. Aradmu to </text:span><text:span text:style-name="T2">Åulgi 6 (ArÅ6, 3.1.4, RCU 5)</text:span></text:p>
      <text:p text:style-name="P4"/>
      <text:p text:style-name="P10">Source</text:p>
      <text:p text:style-name="P7"/>
      <text:p text:style-name="P2"><text:span text:style-name="T7">X1 = IM 13712 (</text:span><text:span text:style-name="T12">Sumer </text:span><text:span text:style-name="T7">15 [1959] pl. 6; </text:span><text:span text:style-name="T12">TIM</text:span><text:span text:style-name="T7"> 9 39)</text:span></text:p>
      <text:p text:style-name="P7"/>
      <text:p text:style-name="P7">Tablet: Type III.</text:p>
      <text:p text:style-name="P7"/>
      <text:p text:style-name="P2"><text:span text:style-name="T7">Not collated. P. Steinkeller and J. Black both tried to collate the­ original but the tablet could not be located in Baghdad.</text:span></text:p>
      <text:p text:style-name="P7"/>
      <text:p text:style-name="P2"><text:span text:style-name="T4">Bibliography</text:span><text:span text:style-name="T3">: Edition: J. J. van Dijk, </text:span><text:span text:style-name="T5">Sumer</text:span><text:span text:style-name="T3"> 15 (1959) 10–12.</text:span></text:p>
      <text:p text:style-name="P5"/>
      <text:p text:style-name="P11">Text Transliteration</text:p>
      <text:p text:style-name="P5"/>
      <text:p text:style-name="P5">Obverse</text:p>
      <text:p text:style-name="P5"/>
      <text:p text:style-name="P3"><text:span text:style-name="T3">1.<text:tab/></text:span><text:span text:style-name="T7">≠</text:span><text:span text:style-name="T3">lugal</text:span><text:span text:style-name="T7"></text:span><text:span text:style-name="T3">-Ñu</text:span><text:span text:style-name="T20">10</text:span><text:span text:style-name="T3">-ra </text:span><text:span text:style-name="T7">ù</text:span><text:span text:style-name="T3">-na-a-dug</text:span><text:span text:style-name="T20">4</text:span></text:p>
      <text:p text:style-name="P3"><text:span text:style-name="T3">2.<text:tab/>[</text:span><text:span text:style-name="T24">(I)</text:span><text:span text:style-name="T7">á</text:span><text:span text:style-name="T3">rad-m]u </text:span><text:span text:style-name="T7">á</text:span><text:span text:style-name="T3">rad-zu ≠na-ab-b</text:span><text:span text:style-name="T7">é</text:span><text:span text:style-name="T3">-a</text:span></text:p>
      <text:p text:style-name="P3"><text:span text:style-name="T3">3.<text:tab/>[lugal]-≠ Ñu</text:span><text:span text:style-name="T20">10</text:span><text:span text:style-name="T3"> ma-da dagal-la </text:span><text:span text:style-name="T7">≠</text:span><text:span text:style-name="T3">nam-en-na</text:span><text:span text:style-name="T7"></text:span><text:span text:style-name="T3">-a</text:span><text:span text:style-name="T7">å</text:span><text:span text:style-name="T3"> mu-ra-an-</text:span><text:span text:style-name="T7">åú</text:span><text:span text:style-name="T3">m-ma-a</text:span></text:p>
      <text:p text:style-name="P3"><text:span text:style-name="T3">4.<text:tab/>[g]</text:span><text:span text:style-name="T7">ù</text:span><text:span text:style-name="T3">-t</text:span><text:span text:style-name="T7">éå</text:span><text:span text:style-name="T3">-a s</text:span><text:span text:style-name="T7">ì</text:span><text:span text:style-name="T3">-ke ≠d</text:span><text:span text:style-name="T7">í</text:span><text:span text:style-name="T3">m-ma-bi a</text:span><text:span text:style-name="T7">åa</text:span><text:span text:style-name="T3">-≠</text:span><text:span text:style-name="T7">à</text:span><text:span text:style-name="T3">m</text:span></text:p>
      <text:p text:style-name="P3"><text:span text:style-name="T3">5.<text:tab/>[u]n </text:span><text:span text:style-name="T7">ú</text:span><text:span text:style-name="T3">-gin</text:span><text:span text:style-name="T20">7</text:span><text:span text:style-name="T3"> lu-lu </text:span><text:span text:style-name="T24">d</text:span><text:span text:style-name="T7">å</text:span><text:span text:style-name="T3">ul-gi-ra sipa ≠níÑ</text:span><text:span text:style-name="T24">?</text:span><text:span text:style-name="T3">-gi-na-bi</text:span></text:p>
      <text:p text:style-name="P3"><text:span text:style-name="T3">6.<text:tab/>[na]m-l</text:span><text:span text:style-name="T7">ú</text:span><text:span text:style-name="T3">-</text:span><text:span text:style-name="T7">ù</text:span><text:span text:style-name="T3">lu sig ≠igi-nim-ma diÑir-bi za-e-≠me-en</text:span></text:p>
      <text:p text:style-name="P3"><text:span text:style-name="T3">7.<text:tab/>≠igi</text:span><text:span text:style-name="T24">?</text:span><text:span text:style-name="T3">-bi ≠ma-ra-</text:span><text:span text:style-name="T7">å</text:span><text:span text:style-name="T3">i-Ñ</text:span><text:span text:style-name="T7">á</text:span><text:span text:style-name="T3">l</text:span></text:p>
      <text:p text:style-name="P3"><text:span text:style-name="T7">8.<text:tab/>[u]n daÑal-la ú-gin</text:span><text:span text:style-name="T19">7</text:span><text:span text:style-name="T7"> lu-lu ≠a mah </text:span><text:span text:style-name="T23">íd</text:span><text:span text:style-name="T7">idigna </text:span><text:span text:style-name="T23">íd</text:span><text:span text:style-name="T7">buranun-na-ta</text:span></text:p>
      <text:p text:style-name="P3"><text:span text:style-name="T3">9</text:span><text:span text:style-name="T3">.<text:tab/>[…]x </text:span><text:span text:style-name="T23">í</text:span><text:span text:style-name="T24">d</text:span><text:span text:style-name="T3">idigna-≠åè ≠lugal-Ñu</text:span><text:span text:style-name="T20">10</text:span><text:span text:style-name="T3"> s</text:span><text:span text:style-name="T7">á</text:span><text:span text:style-name="T3"> ma-ab-du</text:span><text:span text:style-name="T20">11</text:span><text:span text:style-name="T3">-ga</text:span></text:p>
      <text:p text:style-name="P3"><text:span text:style-name="T3">10.<text:tab/>[…]x </text:span><text:span text:style-name="T7">≠í</text:span><text:span text:style-name="T3">b</text:span><text:span text:style-name="T7"></text:span><text:span text:style-name="T3">-zi-zi</text:span></text:p>
      <text:p text:style-name="P3"><text:soft-page-break/><text:span text:style-name="T3">11.<text:tab/></text:span><text:span text:style-name="T7">[…b]a</text:span><text:span text:style-name="T23">?</text:span><text:span text:style-name="T7">-≠da-an-Ñar</text:span></text:p>
      <text:p text:style-name="P3"><text:span text:style-name="T7">12.<text:tab/>[…]x-ak-en</text:span></text:p>
      <text:p text:style-name="P3"><text:span text:style-name="T7">13.<text:tab/>[…]-</text:span><text:span text:style-name="T3">≠</text:span><text:span text:style-name="T7">kal-la</text:span><text:span text:style-name="T3"></text:span><text:span text:style-name="T7">-bi</text:span></text:p>
      <text:p text:style-name="P3"><text:span text:style-name="T7">14.<text:tab/>[…]x x bí-si </text:span></text:p>
      <text:p text:style-name="P9">Rest of obverse broken</text:p>
      <text:p text:style-name="P7"/>
      <text:p text:style-name="P7">Reverse</text:p>
      <text:p text:style-name="P7"/>
      <text:p text:style-name="P8">1’<text:tab/>[…]x</text:p>
      <text:p text:style-name="P3"><text:span text:style-name="T7">2’<text:tab/>[…]-≠an-tuk-a</text:span></text:p>
      <text:p text:style-name="P8">3’<text:tab/>[…]x-me-en</text:p>
      <text:p text:style-name="P3"><text:span text:style-name="T7">4’<text:tab/></text:span><text:span text:style-name="T3">[….]x x x</text:span></text:p>
      <text:p text:style-name="P3"><text:span text:style-name="T3">5’<text:tab/>[…] ≠dumu</text:span><text:span text:style-name="T24">?</text:span><text:span text:style-name="T3"> ma-da gu-≠tu-</text:span><text:span text:style-name="T7">ú</text:span><text:span text:style-name="T3">-um</text:span><text:span text:style-name="T24">ki</text:span></text:p>
      <text:p text:style-name="P3"><text:span text:style-name="T3">6’<text:tab/>[…]x ≠ma/m</text:span><text:span text:style-name="T7">á</text:span><text:span text:style-name="T24">?</text:span><text:span text:style-name="T7"></text:span><text:span text:style-name="T3">-rí</text:span><text:span text:style-name="T24">ki</text:span><text:span text:style-name="T3"> </text:span><text:span text:style-name="T7">ù</text:span><text:span text:style-name="T3"> ra-p</text:span><text:span text:style-name="T7">í</text:span><text:span text:style-name="T3">-qum</text:span><text:span text:style-name="T24">ki</text:span></text:p>
      <text:p text:style-name="P3"><text:span text:style-name="T3">7’<text:tab/>[x</text:span><text:span text:style-name="T24">?</text:span><text:span text:style-name="T3">] x tuk-tuku-ne igi-Ñ</text:span><text:span text:style-name="T7">á</text:span><text:span text:style-name="T3"> </text:span><text:span text:style-name="T7">ì</text:span><text:span text:style-name="T3">-Ñ</text:span><text:span text:style-name="T7">á</text:span><text:span text:style-name="T3">l</text:span></text:p>
      <text:p text:style-name="P3"><text:span text:style-name="T3">8’<text:tab/>n</text:span><text:span text:style-name="T7">í</text:span><text:span text:style-name="T3">Ñ lugal-Ñu</text:span><text:span text:style-name="T20">10</text:span><text:span text:style-name="T3"> ab-b</text:span><text:span text:style-name="T7">é</text:span><text:span text:style-name="T3">-na ga-ab-ak</text:span></text:p>
      <text:p text:style-name="P6"/>
      <text:p text:style-name="P12"><text:span text:style-name="T23">1 </text:span><text:span text:style-name="T7">Speak to my king, </text:span><text:span text:style-name="T23">2 </text:span><text:span text:style-name="T7">saying (the words) of Aradmu, your servant:</text:span></text:p>
      <text:p text:style-name="P12"><text:span text:style-name="T23">3 </text:span><text:span text:style-name="T7">Your Majesty, the far-flung territories that have been given to you ­to rule—</text:span><text:span text:style-name="T23">4 </text:span><text:span text:style-name="T7">they are obedient, and of one mind. </text:span><text:span text:style-name="T23">5–6 </text:span><text:span text:style-name="T7">You are the rightful shepherd of Åulgi’s people, numerous as blades of grass, </text:span><text:span text:style-name="T23">6</text:span><text:span text:style-name="T7">the god of mortals/the population, of the lower and the upper (lands), </text:span><text:span text:style-name="T23">7 </text:span><text:span text:style-name="T12">they look to you (with reverence) </text:span><text:span text:style-name="T7">! </text:span><text:span text:style-name="T23">8 </text:span><text:span text:style-name="T7">The far-flung peoples, numerous as blades of­ grass, from the mighty waters of the Tigris and Euphrates,</text:span><text:span text:style-name="T23">­9 </text:span><text:span text:style-name="T7">… of the Tigris, that my lord has </text:span><text:span text:style-name="T13">entrusted to me</text:span><text:span text:style-name="T7">, …</text:span></text:p>
      <text:p text:style-name="P12"><text:span text:style-name="T23">5’ </text:span><text:span text:style-name="T7">… citizens</text:span><text:span text:style-name="T23">?</text:span><text:span text:style-name="T7"> of the land of Gutium, </text:span><text:span text:style-name="T23">6’ </text:span><text:span text:style-name="T7">… Mari</text:span><text:span text:style-name="T23">?</text:span><text:span text:style-name="T7"> and Rapiqum,</text:span><text:span text:style-name="T23">­ 7’ </text:span><text:span text:style-name="T7">who have … are before me. </text:span><text:span text:style-name="T23">8</text:span><text:span text:style-name="T7"> Whatever you, my king, order me to do, I will do.</text:span></text:p>
      <text:p text:style-name="P13"/>
      <text:p text:style-name="P14"><text:soft-page-break/>Commentary</text:p>
      <text:p text:style-name="P7"/>
      <text:p text:style-name="P2"><text:span text:style-name="T1">3</text:span><text:span text:style-name="T7">. The line is damaged and without the opportunity for collation one can only speculate on the proper reading. J. J. van Dijk transliterated it as: </text:span><text:span text:style-name="T16">[lugal]-mu ma-da-da</text:span><text:span text:style-name="T8">g</text:span><text:span text:style-name="T16">al-la nì na[m-r]a-aå mu-ra-an-sum-ma-a</text:span><text:span text:style-name="T7"> but this seems improbable. One could also restoration the broken section as </text:span><text:span text:style-name="T16">kadra</text:span><text:span text:style-name="T9">, or</text:span><text:span text:style-name="T16"> ní</text:span><text:span text:style-name="T8">Ñ</text:span><text:span text:style-name="T16">-ba</text:span><text:span text:style-name="T7">. In defense of my reading see­ </text:span><text:span text:style-name="T12">Letter to Zimrilim</text:span><text:span text:style-name="T7"> 14: </text:span><text:span text:style-name="T16">kur-kur da</text:span><text:span text:style-name="T8">Ñ</text:span><text:span text:style-name="T16">a[l nam-en-na-aå ­mu-na-an]-åúm-uå</text:span><text:span text:style-name="T7"> = </text:span><text:span text:style-name="T12">ma-ta-ti </text:span><text:span text:style-name="T7">[</text:span><text:span text:style-name="T12">r</text:span><text:span text:style-name="T7">]</text:span><text:span text:style-name="T12">a-ap-åa-ti a-na be-li-im­ id-di-nu-åu</text:span><text:span text:style-name="T7">, “(and) have given the far-flung lands to him to rule,” and </text:span><text:span text:style-name="T10">ÅPu1:</text:span><text:span text:style-name="T7"> 4–5 (14): </text:span><text:span text:style-name="T16">kur-kur ù</text:span><text:span text:style-name="T8">Ñ</text:span><text:span text:style-name="T16"> dagal-la an-né </text:span><text:span text:style-name="T25">d</text:span><text:span text:style-name="T16">en-líl-le ­nam-en-na-bi ma-an-åúm-mu-uå</text:span><text:span text:style-name="T7"> = </text:span><text:span text:style-name="T12">m</text:span><text:span text:style-name="T6"></text:span><text:span text:style-name="T12">t</text:span><text:span text:style-name="T6"></text:span><text:span text:style-name="T12">ti niå</text:span><text:span text:style-name="T27">ī</text:span><text:span text:style-name="T12"> rap</text:span><text:span text:style-name="T6"></text:span><text:span text:style-name="T12">åti Anu u Enlil­ ana b</text:span><text:span text:style-name="T27">ē</text:span><text:span text:style-name="T12">li iddin</text:span><text:span text:style-name="T27">ū</text:span><text:span text:style-name="T12">ni </text:span><text:span text:style-name="T7">(reconstructed). </text:span></text:p>
      <text:p text:style-name="P7"/>
      <text:p text:style-name="P2"><text:span text:style-name="T1">5</text:span><text:span text:style-name="T7">. Compare</text:span><text:span text:style-name="T12"> Letter of Sin-idinnam to Utu</text:span><text:span text:style-name="T7"> 25: </text:span><text:span text:style-name="T16">érin-a-ni ú-gin</text:span><text:span text:style-name="T21">7</text:span><text:span text:style-name="T16"> lu-lu-(a)/àm numun-a-ni da</text:span><text:span text:style-name="T8">Ñ</text:span><text:span text:style-name="T16">al-la</text:span><text:span text:style-name="T7">, “their troops are as numerous as blades of grass, their offspring far-flung.” The sign before </text:span><text:span text:style-name="T16">gi-na </text:span><text:span text:style-name="T7">may have been erased. The­ most probable reading would be </text:span><text:span text:style-name="T16">inim</text:span><text:span text:style-name="T7"> but the remains are too short­ for this sign. Note that </text:span><text:span text:style-name="T16">sipa ní</text:span><text:span text:style-name="T8">Ñ</text:span><text:span text:style-name="T16">-gi-na</text:span><text:span text:style-name="T7"> (if correctly read) is an epithet of Nur-Adad and Sin-iddinam.</text:span></text:p>
      <text:p text:style-name="P12"><text:span text:style-name="T7">The syntax of the line is problematical: I take it to be a complex anticipatory genitive: </text:span><text:span text:style-name="T17">u</text:span><text:span text:style-name="T8">Ñ</text:span><text:span text:style-name="T15"> </text:span><text:span text:style-name="T17">u.gin lu.lu åulgir.ak sipa niÑ.gin.a.bi</text:span><text:span text:style-name="T11">.</text:span></text:p>
      <text:p text:style-name="P7"/>
      <text:p text:style-name="P2"><text:span text:style-name="T1">7</text:span><text:span text:style-name="T7">. The interpretation of the verbal form </text:span><text:span text:style-name="T16">igi-bi ­ma-ra-åi-</text:span><text:span text:style-name="T8">Ñ</text:span><text:span text:style-name="T16">ál</text:span><text:span text:style-name="T7"> is conjectural. Another possibility is to­ view this as a variant of </text:span><text:span text:style-name="T16">igi…Ñar</text:span><text:span text:style-name="T7">, “to present the matter,” ­commonly found in Ur III protocols of legal proceedings and in the­ Ibbi-Sin correspondence. See p. </text:span><text:span text:style-name="T29">000</text:span><text:span text:style-name="T7"> below.</text:span></text:p>
      <text:p text:style-name="P7"/>
      <text:p text:style-name="P2"><text:span text:style-name="T1">9</text:span><text:span text:style-name="T7">. The final verb is not clear. One could read </text:span><text:span text:style-name="T16">silim-ma ab-du</text:span><text:span text:style-name="T21">11</text:span><text:span text:style-name="T16">-ga</text:span><text:span text:style-name="T7">, “after having hailed …” </text:span></text:p>
      <text:p text:style-name="P7"/>
      <text:p text:style-name="P2"><text:soft-page-break/><text:span text:style-name="T1">5’–6’</text:span><text:span text:style-name="T7">. Two of these three place and “ethnic” names, Mari and Gutium, are known from Ur III texts; the first requires no comment:</text:span></text:p>
      <text:p text:style-name="P7"/>
      <text:p text:style-name="P2"><text:span text:style-name="T7">a. Gutium. This geographical/ethnic name is almost always written as </text:span><text:span text:style-name="T17">gu-ti-um</text:span><text:span text:style-name="T26">(ki)</text:span><text:span text:style-name="T7"> from Sargonic through Old Babylonian times. In the time frame of interest to us it is known from the </text:span><text:span text:style-name="T12">Utuhegal Inscription</text:span><text:span text:style-name="T7">, the </text:span><text:span text:style-name="T12">Curse of Agade</text:span><text:span text:style-name="T7"> (155), as well as from various royal hymns of Ur III kings (</text:span><text:span text:style-name="T12">Ur-Namma Hymn C</text:span><text:span text:style-name="T7">: 90, </text:span><text:span text:style-name="T12">Åulgi Hymn B</text:span><text:span text:style-name="T7">: 267, </text:span><text:span text:style-name="T12">Åulgi Hymn D</text:span><text:span text:style-name="T7">: 230, 346), from the </text:span><text:span text:style-name="T12">Lamentation over the Destruction of Sumer and Ur</text:span><text:span text:style-name="T7">, and from the </text:span><text:span text:style-name="T12">Sumerian King List</text:span><text:span text:style-name="T7">, always written </text:span><text:span text:style-name="T17">gu-ti-um</text:span><text:span text:style-name="T26">(ki)</text:span><text:span text:style-name="T9"> (the Ur III version of the </text:span><text:span text:style-name="T14">King List</text:span><text:span text:style-name="T9"> has </text:span><text:span text:style-name="T16">um-ma-núm</text:span><text:span text:style-name="T25">ki</text:span><text:span text:style-name="T9"> [P. Steinkeller, </text:span><text:span text:style-name="T14">FS</text:span><text:span text:style-name="T9"> </text:span><text:span text:style-name="T14">Wilcke </text:span><text:span text:style-name="T9">280])</text:span><text:span text:style-name="T7">. All of these are, of course, known only from Old Babylonian versions and may not reflect Ur III writing conventions. It is not attested in any Ur III document but occurs in Arad-Nanna’s dedication to </text:span><text:span text:style-name="T28">Š</text:span><text:span text:style-name="T7">u-Sin, where it is written as </text:span><text:span text:style-name="T17">ma-da gu-te-bu-um</text:span><text:span text:style-name="T26">ki</text:span><text:span text:style-name="T23"> </text:span><text:span text:style-name="T7">(D. Frayne, </text:span><text:span text:style-name="T12">RIME </text:span><text:span text:style-name="T7">3/2 324: 18), and as </text:span><text:span text:style-name="T17">gu-du-ma-ka</text:span><text:span text:style-name="T7"> in an unpublished Ur III clay cylinder with a copy of the </text:span><text:span text:style-name="T12">Laws of Ur-Namma</text:span><text:span text:style-name="T7"> (courtesy of M. Civil). An Ur III</text:span><text:span text:style-name="T23">?</text:span><text:span text:style-name="T7"> tablet copy of a monumental inscription of Ur-Namma preserves </text:span><text:span text:style-name="T17">dumu</text:span><text:span text:style-name="T7"> </text:span><text:span text:style-name="T17">gu-tim-um-ma</text:span><text:span text:style-name="T7"> and </text:span><text:span text:style-name="T17">ma-da gu-tim-um</text:span><text:span text:style-name="T26">ki</text:span><text:span text:style-name="T7"> (D. Frayne, </text:span><text:span text:style-name="T12">RIME </text:span><text:span text:style-name="T7">3/2: 67: iii’ 4’ and iv’ 4’). </text:span></text:p>
      <text:p text:style-name="P7"/>
      <text:p text:style-name="P7">b. Rapiqum, whose precise location has not been determined, is not attested before Old Babylonian times. It is generally agreed that it was situated on the Euphrates, either close to Ramadi or to Falluga (Charpin 1999: 95). Rapiqum was strategically important in OB times but there is not a single reference to a place by that name in Ur III or earlier documents; this suggests that we are dealing here with an anachronism. </text:p>
      <text:p text:style-name="P12"><text:span text:style-name="T7">Edzard and Farber, </text:span><text:span text:style-name="T12">RGTC</text:span><text:span text:style-name="T7"> 3: 157, followed by D. Charpin, </text:span><text:span text:style-name="T12">FS</text:span><text:span text:style-name="T7"> </text:span><text:span text:style-name="T12">Renger </text:span><text:span text:style-name="T7">102 n. 27, proposed that the Ur III place name </text:span><text:span text:style-name="T17">ra-NE</text:span><text:span text:style-name="T26">ki</text:span><text:span text:style-name="T7"> is to be read as </text:span><text:span text:style-name="T17">ra-bí/pi</text:span><text:span text:style-name="T22">5</text:span><text:span text:style-name="T17">-qí</text:span><text:span text:style-name="T7">. This is highly improbable for philological as well as geographical reasons. I know of no other Ur III example in which final /ki/ could be read in such a fashion in a place name, and the few occurrences of </text:span><text:span text:style-name="T17">ra-NE</text:span><text:span text:style-name="T26">ki</text:span><text:span text:style-name="T7"> do not favor an Euphratean setting but rather point to a trans-</text:span><text:soft-page-break/><text:span text:style-name="T7">Tigridian location. The GN occurs only three times and in two of the three it associated with other localities that lay beyond the Tigris. Thus in </text:span><text:span text:style-name="T12">BIN</text:span><text:span text:style-name="T7"> 3 139:3 (AS 7.8.13) and in </text:span><text:span text:style-name="T12">PDT</text:span><text:span text:style-name="T7"> 2 959 the </text:span><text:span text:style-name="T17">éren ra-NE</text:span><text:span text:style-name="T26">ki</text:span><text:span text:style-name="T7"> are listed together with those from places such as I</text:span><text:span text:style-name="T28">š</text:span><text:span text:style-name="T7">um, Arman, Tiran, Hamazi, and Karhar, all of which lay in the East. The third occurrence of this toponym, </text:span><text:span text:style-name="T13">OIP</text:span><text:span text:style-name="T7"> 122 72, only tells us that there was a man by the name of </text:span><text:span text:style-name="T16">za-an-nu-um</text:span><text:span text:style-name="T7"> who was a </text:span><text:span text:style-name="T17">lú ra-NE</text:span><text:span text:style-name="T26">ki</text:span><text:span text:style-name="T7">. </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4"><draw:text-box fo:min-height="0.1457in"><text:p text:style-name="Header"><text:span text:style-name="Page_20_Number"><text:page-number text:select-page="current">5</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radmu to Shulgi</dc:title>
    <meta:initial-creator>Piotr Michalowski</meta:initial-creator>
    <meta:creation-date>2007-07-10T05:54:00</meta:creation-date>
    <dc:creator>Piotr Michalowski</dc:creator>
    <dc:date>2009-10-28T12:44:00</dc:date>
    <meta:print-date>2009-08-23T18:24:00</meta:print-date>
    <meta:editing-cycles>118</meta:editing-cycles>
    <meta:editing-duration>PT03H04M00S</meta:editing-duration>
    <meta:document-statistic meta:table-count="0" meta:image-count="0" meta:object-count="0" meta:page-count="5" meta:paragraph-count="46" meta:word-count="1065" meta:character-count="5855"/>
    <meta:generator>OpenOffice.org/3.1$Unix OpenOffice.org_project/310m19$Build-9420</meta:generator>
  </office:meta>
</office:document-meta>
</file>